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paragraph-properties fo:margin-top="0cm" fo:margin-bottom="0cm" style:contextual-spacing="false" fo:text-align="start" style:justify-single-word="false" fo:orphans="2" fo:widows="2"/>
    </style:style>
    <style:style style:name="P2" style:family="paragraph" style:parent-style-name="Standard">
      <style:text-properties officeooo:rsid="0017861d" officeooo:paragraph-rsid="0017861d"/>
    </style:style>
    <style:style style:name="P3" style:family="paragraph" style:parent-style-name="Standard">
      <style:text-properties fo:font-size="9pt" officeooo:rsid="0017861d" officeooo:paragraph-rsid="0017861d" style:font-size-asian="7.84999990463257pt" style:font-size-complex="9pt"/>
    </style:style>
    <style:style style:name="P4" style:family="paragraph" style:parent-style-name="Standard">
      <style:text-properties fo:font-size="9pt" officeooo:rsid="0017861d" officeooo:paragraph-rsid="001c9f8b" style:font-size-asian="7.84999990463257pt" style:font-size-complex="9pt"/>
    </style:style>
    <style:style style:name="P5" style:family="paragraph" style:parent-style-name="Standard">
      <style:text-properties fo:font-size="9pt" officeooo:rsid="0017861d" officeooo:paragraph-rsid="001cd5ea" style:font-size-asian="7.84999990463257pt" style:font-size-complex="9pt"/>
    </style:style>
    <style:style style:name="P6" style:family="paragraph" style:parent-style-name="Standard">
      <style:text-properties fo:font-size="9pt" officeooo:rsid="00185d55" officeooo:paragraph-rsid="00185d55" style:font-size-asian="7.84999990463257pt" style:font-size-complex="9pt"/>
    </style:style>
    <style:style style:name="P7" style:family="paragraph" style:parent-style-name="Standard">
      <style:text-properties fo:font-size="9pt" officeooo:rsid="0018b15d" officeooo:paragraph-rsid="0018b15d" style:font-size-asian="7.84999990463257pt" style:font-size-complex="9pt"/>
    </style:style>
    <style:style style:name="P8" style:family="paragraph" style:parent-style-name="Standard">
      <style:text-properties fo:font-size="9pt" officeooo:rsid="0018b15d" officeooo:paragraph-rsid="001c9f8b" style:font-size-asian="7.84999990463257pt" style:font-size-complex="9pt"/>
    </style:style>
    <style:style style:name="P9" style:family="paragraph" style:parent-style-name="Standard">
      <style:text-properties fo:font-size="9pt" officeooo:rsid="0018b15d" officeooo:paragraph-rsid="001cd5ea" style:font-size-asian="7.84999990463257pt" style:font-size-complex="9pt"/>
    </style:style>
    <style:style style:name="P10" style:family="paragraph" style:parent-style-name="Standard">
      <style:text-properties fo:font-size="9pt" officeooo:rsid="0018b15d" officeooo:paragraph-rsid="001e698c" style:font-size-asian="7.84999990463257pt" style:font-size-complex="9pt"/>
    </style:style>
    <style:style style:name="P11" style:family="paragraph" style:parent-style-name="Standard">
      <style:text-properties fo:font-size="9pt" officeooo:rsid="001b40b0" officeooo:paragraph-rsid="001b40b0" style:font-size-asian="7.84999990463257pt" style:font-size-complex="9pt"/>
    </style:style>
    <style:style style:name="P12" style:family="paragraph" style:parent-style-name="Standard">
      <style:paragraph-properties fo:text-align="start" style:justify-single-word="false"/>
      <style:text-properties fo:font-size="9pt" officeooo:rsid="001b40b0" officeooo:paragraph-rsid="001b40b0" style:font-size-asian="7.84999990463257pt" style:font-size-complex="9pt"/>
    </style:style>
    <style:style style:name="P13" style:family="paragraph" style:parent-style-name="Standard">
      <style:text-properties fo:font-size="9pt" officeooo:rsid="001e698c" officeooo:paragraph-rsid="001e698c" style:font-size-asian="7.84999990463257pt" style:font-size-complex="9pt"/>
    </style:style>
    <style:style style:name="P14" style:family="paragraph" style:parent-style-name="Standard">
      <style:text-properties fo:font-size="9pt" officeooo:rsid="001ea35f" officeooo:paragraph-rsid="001ea35f" style:font-size-asian="7.84999990463257pt" style:font-size-complex="9pt"/>
    </style:style>
    <style:style style:name="P15" style:family="paragraph" style:parent-style-name="Standard">
      <style:text-properties fo:font-size="9pt" officeooo:rsid="001f4e00" officeooo:paragraph-rsid="001f4e00" style:font-size-asian="7.84999990463257pt" style:font-size-complex="9pt"/>
    </style:style>
    <style:style style:name="P16" style:family="paragraph" style:parent-style-name="Standard">
      <style:text-properties fo:font-size="9pt" officeooo:rsid="0023e284" officeooo:paragraph-rsid="0023e284" style:font-size-asian="7.84999990463257pt" style:font-size-complex="9pt"/>
    </style:style>
    <style:style style:name="P17" style:family="paragraph" style:parent-style-name="Standard">
      <style:text-properties fo:font-size="9pt" fo:font-weight="bold" officeooo:rsid="0017861d" officeooo:paragraph-rsid="0017861d" style:font-size-asian="9pt" style:font-weight-asian="bold" style:font-size-complex="9pt" style:font-weight-complex="bold"/>
    </style:style>
    <style:style style:name="P18" style:family="paragraph" style:parent-style-name="Standard">
      <style:text-properties fo:font-size="9pt" fo:font-weight="bold" officeooo:rsid="0017861d" officeooo:paragraph-rsid="001c9f8b" style:font-size-asian="9pt" style:font-weight-asian="bold" style:font-size-complex="9pt" style:font-weight-complex="bold"/>
    </style:style>
    <style:style style:name="P19" style:family="paragraph" style:parent-style-name="Standard">
      <style:text-properties fo:font-size="9pt" fo:font-weight="bold" officeooo:rsid="0017861d" officeooo:paragraph-rsid="001cd5ea" style:font-size-asian="9pt" style:font-weight-asian="bold" style:font-size-complex="9pt" style:font-weight-complex="bold"/>
    </style:style>
    <style:style style:name="P20" style:family="paragraph" style:parent-style-name="Standard">
      <style:text-properties fo:font-size="9pt" style:text-underline-style="solid" style:text-underline-width="auto" style:text-underline-color="font-color" officeooo:rsid="0018b15d" officeooo:paragraph-rsid="0018b15d" style:font-size-asian="7.84999990463257pt" style:font-size-complex="9pt"/>
    </style:style>
    <style:style style:name="P21" style:family="paragraph" style:parent-style-name="Standard">
      <style:text-properties fo:font-size="9pt" style:text-underline-style="solid" style:text-underline-width="auto" style:text-underline-color="font-color" officeooo:rsid="0018b15d" officeooo:paragraph-rsid="001c9f8b" style:font-size-asian="7.84999990463257pt" style:font-size-complex="9pt"/>
    </style:style>
    <style:style style:name="P22" style:family="paragraph" style:parent-style-name="Standard">
      <style:text-properties fo:font-size="9pt" style:text-underline-style="solid" style:text-underline-width="auto" style:text-underline-color="font-color" officeooo:rsid="0018b15d" officeooo:paragraph-rsid="001cd5ea" style:font-size-asian="7.84999990463257pt" style:font-size-complex="9pt"/>
    </style:style>
    <style:style style:name="P23" style:family="paragraph" style:parent-style-name="Standard">
      <style:text-properties fo:font-size="9pt" style:text-underline-style="none" officeooo:rsid="001e698c" officeooo:paragraph-rsid="001e698c" style:font-size-asian="7.84999990463257pt" style:font-size-complex="9pt"/>
    </style:style>
    <style:style style:name="P24" style:family="paragraph" style:parent-style-name="Standard">
      <style:text-properties fo:font-size="9pt" style:text-underline-style="none" officeooo:rsid="00210415" officeooo:paragraph-rsid="00210415" style:font-size-asian="7.84999990463257pt" style:font-size-complex="9pt"/>
    </style:style>
    <style:style style:name="P25" style:family="paragraph" style:parent-style-name="Standard">
      <style:text-properties fo:font-size="9pt" style:text-underline-style="none" officeooo:rsid="00223878" officeooo:paragraph-rsid="00223878" style:font-size-asian="7.84999990463257pt" style:font-size-complex="9pt"/>
    </style:style>
    <style:style style:name="P26" style:family="paragraph" style:parent-style-name="Standard">
      <style:text-properties fo:font-size="9pt" style:text-underline-style="none" officeooo:rsid="00249539" officeooo:paragraph-rsid="00249539" style:font-size-asian="7.84999990463257pt" style:font-size-complex="9pt"/>
    </style:style>
    <style:style style:name="P27" style:family="paragraph" style:parent-style-name="Standard">
      <style:text-properties fo:font-size="12pt" officeooo:rsid="0017861d" officeooo:paragraph-rsid="0017861d" style:font-size-asian="12pt" style:font-size-complex="12pt"/>
    </style:style>
    <style:style style:name="P28" style:family="paragraph" style:parent-style-name="Standard">
      <style:text-properties fo:font-size="12pt" officeooo:rsid="0017861d" officeooo:paragraph-rsid="001c9f8b" style:font-size-asian="12pt" style:font-size-complex="12pt"/>
    </style:style>
    <style:style style:name="P29" style:family="paragraph" style:parent-style-name="Standard">
      <style:text-properties fo:font-size="12pt" officeooo:rsid="0017861d" officeooo:paragraph-rsid="001cd5ea" style:font-size-asian="12pt" style:font-size-complex="12pt"/>
    </style:style>
    <style:style style:name="P30" style:family="paragraph" style:parent-style-name="Standard">
      <style:text-properties fo:font-size="12pt" style:text-underline-style="solid" style:text-underline-width="auto" style:text-underline-color="font-color" officeooo:rsid="0018b15d" officeooo:paragraph-rsid="0018b15d" style:font-size-asian="12pt" style:font-size-complex="12pt"/>
    </style:style>
    <style:style style:name="P31" style:family="paragraph" style:parent-style-name="Standard">
      <style:text-properties fo:font-size="12pt" style:text-underline-style="solid" style:text-underline-width="auto" style:text-underline-color="font-color" officeooo:rsid="0018b15d" officeooo:paragraph-rsid="001c9f8b" style:font-size-asian="12pt" style:font-size-complex="12pt"/>
    </style:style>
    <style:style style:name="P32" style:family="paragraph" style:parent-style-name="Standard">
      <style:text-properties fo:font-size="12pt" style:text-underline-style="solid" style:text-underline-width="auto" style:text-underline-color="font-color" officeooo:rsid="0018b15d" officeooo:paragraph-rsid="001cd5ea" style:font-size-asian="12pt" style:font-size-complex="12pt"/>
    </style:style>
    <style:style style:name="P33" style:family="paragraph" style:parent-style-name="Standard">
      <style:text-properties style:text-underline-style="solid" style:text-underline-width="auto" style:text-underline-color="font-color" officeooo:rsid="0017861d" officeooo:paragraph-rsid="0017861d"/>
    </style:style>
    <style:style style:name="P34" style:family="paragraph" style:parent-style-name="Text_20_body">
      <style:paragraph-properties fo:margin-top="0cm" fo:margin-bottom="0cm" style:contextual-spacing="false" fo:text-align="start" style:justify-single-word="false" fo:orphans="2" fo:widows="2"/>
      <style:text-properties fo:font-variant="normal" fo:text-transform="none" fo:color="#0f6fc5" loext:opacity="100%" style:text-line-through-style="none" style:text-line-through-type="none" style:font-name="apple-system" fo:font-size="8.39999961853027pt" fo:letter-spacing="normal" fo:font-style="normal" style:text-underline-style="none" fo:font-weight="normal" style:text-blinking="false" fo:background-color="transparent"/>
    </style:style>
    <style:style style:name="P35" style:family="paragraph" style:parent-style-name="Text_20_body">
      <style:paragraph-properties fo:margin-top="0cm" fo:margin-bottom="0cm" style:contextual-spacing="false" fo:text-align="start" style:justify-single-word="false" fo:orphans="2" fo:widows="2"/>
      <style:text-properties fo:font-variant="normal" fo:text-transform="none" fo:color="#212529" loext:opacity="100%" style:font-name="apple-system" fo:font-size="8.39999961853027pt" fo:letter-spacing="normal" fo:font-style="normal" fo:font-weight="bold" officeooo:paragraph-rsid="0017861d" style:font-weight-asian="bold" style:font-weight-complex="bold"/>
    </style:style>
    <style:style style:name="P36" style:family="paragraph" style:parent-style-name="Standard">
      <style:text-properties fo:font-variant="normal" fo:text-transform="none" fo:color="#212529" loext:opacity="100%" style:font-name="apple-system" fo:font-size="9pt" fo:letter-spacing="normal" fo:font-style="normal" fo:font-weight="normal" officeooo:rsid="0017861d" officeooo:paragraph-rsid="0017861d" style:font-size-asian="7.84999990463257pt" style:font-size-complex="9pt"/>
    </style:style>
    <style:style style:name="P37" style:family="paragraph" style:parent-style-name="Text_20_body">
      <style:paragraph-properties fo:margin-top="0cm" fo:margin-bottom="0cm" style:contextual-spacing="false" fo:text-align="start" style:justify-single-word="false" fo:orphans="2" fo:widows="2"/>
      <style:text-properties fo:font-variant="normal" fo:text-transform="none" fo:color="#212529" loext:opacity="100%" style:text-line-through-style="none" style:text-line-through-type="none" style:font-name="apple-system" fo:font-size="8.39999961853027pt" fo:letter-spacing="normal" fo:font-style="normal" style:text-underline-style="none" fo:font-weight="normal" style:text-blinking="false" fo:background-color="transparent"/>
    </style:style>
    <style:style style:name="P38" style:family="paragraph" style:parent-style-name="Heading_20_2">
      <style:paragraph-properties fo:margin-top="0cm" fo:margin-bottom="0cm" style:contextual-spacing="false" fo:text-align="start" style:justify-single-word="false" fo:orphans="2" fo:widows="2"/>
      <style:text-properties fo:font-variant="normal" fo:text-transform="none" fo:color="#000000" loext:opacity="100%" style:text-line-through-style="none" style:text-line-through-type="none" style:font-name="apple-system" fo:font-size="15pt" fo:letter-spacing="normal" fo:font-style="normal" style:text-underline-style="none" fo:font-weight="bold" style:text-blinking="false" fo:background-color="transparent" style:font-size-asian="15pt" style:font-weight-asian="bold" style:font-size-complex="15pt" style:font-weight-complex="bold"/>
    </style:style>
    <style:style style:name="P39" style:family="paragraph" style:parent-style-name="Standard">
      <style:text-properties fo:color="#000000" loext:opacity="100%" fo:font-size="12pt" officeooo:rsid="0017861d" officeooo:paragraph-rsid="001cd5ea" style:font-size-asian="12pt" style:font-size-complex="12pt"/>
    </style:style>
    <style:style style:name="T1" style:family="text">
      <style:text-properties fo:font-variant="normal" fo:text-transform="none" fo:color="#0f6fc5" loext:opacity="100%" style:text-line-through-style="none" style:text-line-through-type="none" style:font-name="apple-system" fo:font-size="8.39999961853027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f6fc5" loext:opacity="100%" style:text-line-through-style="none" style:text-line-through-type="none" style:font-name="apple-system" fo:letter-spacing="normal" fo:font-style="normal" style:text-underline-style="none" fo:font-weight="normal" style:text-blinking="false" fo:background-color="#ffffff" loext:char-shading-value="0"/>
    </style:style>
    <style:style style:name="T3" style:family="text">
      <style:text-properties fo:font-variant="normal" fo:text-transform="none" fo:color="#212529" loext:opacity="100%" style:font-name="apple-system" fo:letter-spacing="normal" fo:font-style="normal"/>
    </style:style>
    <style:style style:name="T4" style:family="text">
      <style:text-properties fo:font-variant="normal" fo:text-transform="none" fo:color="#212529" loext:opacity="100%" style:text-line-through-style="none" style:text-line-through-type="none" style:font-name="apple-system" fo:font-size="8.39999961853027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212529" loext:opacity="100%" fo:letter-spacing="normal"/>
    </style:style>
    <style:style style:name="T6" style:family="text">
      <style:text-properties fo:font-variant="normal" fo:text-transform="none" fo:color="#000000" loext:opacity="100%" style:text-line-through-style="none" style:text-line-through-type="none" style:font-name="apple-system" fo:font-size="8.39999961853027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pple-system" fo:font-size="8.39999961853027pt" fo:letter-spacing="normal" fo:font-style="normal" style:text-underline-style="none" fo:font-weight="normal" officeooo:rsid="0017861d" style:text-blinking="false" fo:background-color="transparent" loext:char-shading-value="0"/>
    </style:style>
    <style:style style:name="T8" style:family="text">
      <style:text-properties fo:font-variant="normal" fo:text-transform="none" fo:color="#729fcf"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0a477e" loext:opacity="100%" style:font-name="apple-system" fo:letter-spacing="normal" fo:font-style="normal" style:text-underline-style="solid" style:text-underline-width="auto" style:text-underline-color="font-color" fo:font-weight="normal" fo:background-color="#ffffff" loext:char-shading-value="0"/>
    </style:style>
    <style:style style:name="T10" style:family="text">
      <style:text-properties officeooo:rsid="00185d55"/>
    </style:style>
    <style:style style:name="T11" style:family="text">
      <style:text-properties officeooo:rsid="001b40b0"/>
    </style:style>
    <style:style style:name="T12" style:family="text">
      <style:text-properties fo:color="#729fcf" loext:opacity="100%" fo:background-color="transparent" loext:char-shading-value="0"/>
    </style:style>
    <style:style style:name="T13" style:family="text">
      <style:text-properties officeooo:rsid="001e698c"/>
    </style:style>
    <style:style style:name="T14" style:family="text">
      <style:text-properties officeooo:rsid="001ea35f"/>
    </style:style>
    <style:style style:name="T15" style:family="text">
      <style:text-properties officeooo:rsid="001f4e00"/>
    </style:style>
    <style:style style:name="T16" style:family="text">
      <style:text-properties officeooo:rsid="00210415"/>
    </style:style>
    <style:style style:name="T17" style:family="text">
      <style:text-properties officeooo:rsid="00223878"/>
    </style:style>
    <style:style style:name="T18" style:family="text">
      <style:text-properties officeooo:rsid="0023e284"/>
    </style:style>
    <style:style style:name="T19" style:family="text">
      <style:text-properties officeooo:rsid="0023fad6"/>
    </style:style>
    <style:style style:name="T20" style:family="text">
      <style:text-properties officeooo:rsid="00249539"/>
    </style:style>
    <style:style style:name="T21" style:family="text">
      <style:text-properties officeooo:rsid="0027dc01"/>
    </style:style>
    <style:style style:name="T22" style:family="text">
      <style:text-properties officeooo:rsid="00298438"/>
    </style:style>
    <style:style style:name="T23" style:family="text">
      <style:text-properties officeooo:rsid="002a1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bookmark text:name="yui_3_17_2_1_1663080807112_56"/>GUI1. Analisi llocs web</text:h>
      <text:p text:style-name="P34"/>
      <text:p text:style-name="P1"><text:bookmark text:name="yui_3_17_2_1_1663080807112_52"/><text:bookmark text:name="yui_3_17_2_1_1663080807112_57"/><text:span text:style-name="T7">1- </text:span><text:span text:style-name="T6">Observa i navega pels següents llocs web. Què sents al veure'ls? Descriu amb les teves pròpies paraules, el que ressaltaries en cada un d'ells. Cal que ressaltis mínim 5 coses positives i 5 coses negatives de cadascuna d'aquests webs. Per cada cosa negativa comenta breument que hi canviaries.</text:span></text:p>
      <text:p text:style-name="P34"/>
      <text:p text:style-name="P35">Escola d'art de Yale a Connecticut (EUA).</text:p>
      <text:p text:style-name="P1"><text:a xlink:type="simple" xlink:href="http://art.yale.edu/" text:style-name="Internet_20_link" text:visited-style-name="Visited_20_Internet_20_Link"><text:bookmark text:name="yui_3_17_2_1_1663080807112_51"/><text:bookmark text:name="yui_3_17_2_1_1663080807112_50"/><text:span text:style-name="T1">http://art.yale.edu</text:span></text:a><text:span text:style-name="T4">.</text:span></text:p>
      <text:p text:style-name="P37"/>
      <text:p text:style-name="P33">Positiu</text:p>
      <text:p text:style-name="P2"/>
      <text:p text:style-name="P3">1- Molt creatiu, per exemple en la pagina per logar-te <text:s/>et cambia el color del fonts de pantalla cada cop que carregues la pagina.</text:p>
      <text:p text:style-name="P3"/>
      <text:p text:style-name="P3">2- Et dona l’opció de pausar les animacions.</text:p>
      <text:p text:style-name="P3"/>
      <text:p text:style-name="P6">3- Inclou tota la informació del centre dins de la web.</text:p>
      <text:p text:style-name="P6"/>
      <text:p text:style-name="P6">4- La informació mante un cert ordre.</text:p>
      <text:p text:style-name="P6"/>
      <text:p text:style-name="P6">5- Funcionen els links, per tant, <text:s/>es pot navegar.</text:p>
      <text:p text:style-name="P2"/>
      <text:p text:style-name="P2"/>
      <text:p text:style-name="P33">Negatiu</text:p>
      <text:p text:style-name="P2"/>
      <text:p text:style-name="P3">1- Mala ordenació en la maquetació de la web.</text:p>
      <text:p text:style-name="P3"/>
      <text:p text:style-name="P3"/>
      <text:p text:style-name="P3">2- <text:s/>En la part del “About the school” hi han errors <text:span text:style-name="T10">de format.</text:span></text:p>
      <text:p text:style-name="P3"/>
      <text:p text:style-name="P14">Recomano borrar els caracters extranys que l’ocasionen</text:p>
      <text:p text:style-name="P3"/>
      <text:p text:style-name="P3">3- <text:span text:style-name="T10">La web es molt asimètric.</text:span></text:p>
      <text:p text:style-name="P3"/>
      <text:p text:style-name="P14">Recomano ordenar ajustar els labels o els divs de forma ordenada, per fer més agradable a la vista.</text:p>
      <text:p text:style-name="P3"/>
      <text:p text:style-name="P3">4- <text:span text:style-name="T14">Hi ha molta informació despertigada per la web.</text:span></text:p>
      <text:p text:style-name="P3"/>
      <text:p text:style-name="P14">Recomano utilitzar tecniques per guardar la informació de forma amagada pero que els usuaris sapiguen on trobar-la, per exemple, el mes popular és utilitzar un sistema de menus desplegables.</text:p>
      <text:p text:style-name="P3"/>
      <text:p text:style-name="P3"/>
      <text:p text:style-name="P3">5- Mala elecció d’animacions, quan llegeixes la informació de la web, les animacions et mareja.</text:p>
      <text:p text:style-name="P3"/>
      <text:p text:style-name="P14">Sujereixo no posar animacions. Simplement fonts negre <text:span text:style-name="T15">o blanc</text:span>, ja que no aporta r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17"><text:span text:style-name="T3">Pàgina publicada al Vaticà.</text:span> </text:p>
      <text:p text:style-name="P17"/>
      <text:p text:style-name="P3"><text:a xlink:type="simple" xlink:href="http://www.vatican.va/holy_father/special_features/hf_jp_ii_xxv_en.htm" text:style-name="Internet_20_link" text:visited-style-name="Visited_20_Internet_20_Link"><text:span text:style-name="T2">http://www.vatican.va/holy_father/special_features/hf_jp_ii_xxv_en.htm</text:span></text:a> </text:p>
      <text:p text:style-name="P3"/>
      <text:p text:style-name="P27"/>
      <text:p text:style-name="P30">Positiu</text:p>
      <text:p text:style-name="P20"/>
      <text:p text:style-name="P7">1- <text:span text:style-name="T11">La informació està ben organitzat. Te una maquetació decent.</text:span></text:p>
      <text:p text:style-name="P7"/>
      <text:p text:style-name="P11">2- T’exposa informació de tots els papes desde Anacleturs i te ho mostra de forma creativa on el pots buscar pel nom, o filtrar-ho i llistar-ho per segle.</text:p>
      <text:p text:style-name="P11"/>
      <text:p text:style-name="P11">3- Bona navegació per dins de les pagines de informació.</text:p>
      <text:p text:style-name="P11"/>
      <text:p text:style-name="P11">4- Els links que ens comparteix la pàgina son funcional </text:p>
      <text:p text:style-name="P11"/>
      <text:p text:style-name="P12">5- La coloració de la p<text:span text:style-name="T13">à</text:span>gina, els estils són decents i <text:span text:style-name="T13">tenen una</text:span> bona combinació de colors.</text:p>
      <text:p text:style-name="P7"/>
      <text:p text:style-name="P7"/>
      <text:p text:style-name="P30">Negatiu</text:p>
      <text:p text:style-name="P7"/>
      <text:p text:style-name="P7">1- En la primera pagina de inici, a simple vista sembla que només hi hagi una foto, el que porta a confusió als nous usuaris</text:p>
      <text:p text:style-name="P7"/>
      <text:p text:style-name="P7">2- En la pagina d’inici els anys que hi surten marcades a la foto, tenen un hover que envien una alerta nominant els eveniments que van passar en aquell temps. Hagues estat bé si no fos que els numeros estiguesin per la mitat de la foto. Alguns tenen enllasos que a altres parts de la pagina. Per tant, aquest sistema d’alertes dificulta la navegació.</text:p>
      <text:p text:style-name="P7"/>
      <text:p text:style-name="P7">3- <text:s/>La pagina seguent a la de la foto encara que disposi de footer, en el codi html està representat amb un “div”, <text:span text:style-name="T18">per tant no el html no està ben format,</text:span> cosa que perjudica la seva posició en les cerques de google.</text:p>
      <text:p text:style-name="P7"/>
      <text:p text:style-name="P7">4- En algunes pàgines, en els menus de navegació hi ha conbinacions entre els idiomes italià i anglés, malgrat que l’opció d’idioma estigui marcat l’anglés. Això és dins de la pàgina, quan ho he ficat amb español, tot surt correcte.</text:p>
      <text:p text:style-name="P7"/>
      <text:p text:style-name="P7"/>
      <text:p text:style-name="P7">5- No es responsive, per tant no esta adaptat als dipositius mobils.</text:p>
      <text:p text:style-name="P7"/>
      <text:p text:style-name="P7"/>
      <text:p text:style-name="P7"/>
      <text:p text:style-name="P18"><text:span text:style-name="T3">Pàgina Generalitat de Catalunya</text:span> </text:p>
      <text:p text:style-name="P18"/>
      <text:p text:style-name="P4"><text:a xlink:type="simple" xlink:href="http://gencat.cat/" office:target-frame-name="_blank" xlink:show="new" text:style-name="Internet_20_link" text:visited-style-name="Visited_20_Internet_20_Link"><text:span text:style-name="T2">http://gencat.cat</text:span></text:a><text:span text:style-name="T5"> </text:span> </text:p>
      <text:p text:style-name="P4"/>
      <text:p text:style-name="P28"/>
      <text:p text:style-name="P31">Positiu</text:p>
      <text:p text:style-name="P21"/>
      <text:p text:style-name="P23">1- Aquesta pàgina es responsive, per tant adabtat als dispositius mobils, a més analitzant el codi es pot notar que esta fet amb Bootstrap.</text:p>
      <text:p text:style-name="P23"/>
      <text:p text:style-name="P23">2- Bona maquetació de la web ja que es pot trobar les etiquetes header i footer, el que dona una posició a la cerca de google i els elements dins de la web estan ben posicionades i centrades.</text:p>
      <text:p text:style-name="P23"/>
      <text:p text:style-name="P23">3- Disposa de un menu de navegació deplegable, el qual amaga un munt d’informació i ho deixa a disposició del usuari sense carregar massa la web de text i links.</text:p>
      <text:p text:style-name="P23"/>
      <text:p text:style-name="P23">4- Bon conjunt d’animacions, així deixa clar per on es pot navegar.</text:p>
      <text:p text:style-name="P23"/>
      <text:p text:style-name="P23"><text:soft-page-break/>5- Et dona comoditat per navegar, fins i tot disposa d’un boto a la part inferior de la pantalla per pujar cap amunt al inici per no haver de pujar amb el ratoli.</text:p>
      <text:p text:style-name="P21"/>
      <text:p text:style-name="P8"/>
      <text:p text:style-name="P8"/>
      <text:p text:style-name="P31">Negatiu</text:p>
      <text:p text:style-name="P31"/>
      <text:p text:style-name="P23">1- Alguns links donen a pàgines o seveis que ya no hi són.</text:p>
      <text:p text:style-name="P23"/>
      <text:p text:style-name="P23">En aquest sentit sugeriria que actualitzin la pagina i treure alguns links o substituir els serveis que enllacen.</text:p>
      <text:p text:style-name="P23"/>
      <text:p text:style-name="P23">2- El formulari per registrarse te un estil molt simple i els imputs no son simetrics.</text:p>
      <text:p text:style-name="P23"/>
      <text:p text:style-name="P23">Sugeriria que li cambiin el l’amplada del imput mes llarg i ajustar-ho als demés i afegir algun color roig que es mes acorde a les demés pàgines i així mes agradable a la vista.</text:p>
      <text:p text:style-name="P23"/>
      <text:p text:style-name="P26">3- En la pagina d’inici tenen <text:span text:style-name="T22">dues barres de</text:span> navega<text:span text:style-name="T22">ció.</text:span> La primera barra de navegació quan fas scroll <text:s/>t’acompaña per tota la pàgina, Pero arriba un moment en que la segona es sobreposa a la primera.</text:p>
      <text:p text:style-name="P26"/>
      <text:p text:style-name="P26">4- Hagués estat be que la primera barra de navegació, la de fons negre, encara tingués el buscador i la possibilitat de cambiar l’idioma quan fas scroll <text:span text:style-name="T21">per una major comoditat</text:span>.</text:p>
      <text:p text:style-name="P26"/>
      <text:p text:style-name="P26">5- <text:s/><text:span text:style-name="T23">Quan li dones al logotip de gencat, et t’obre a una persaña nova cap a l’inici de la pagina cosa que si navegues mol, es pot omplir massa la barra de finestres. Si vull obrir una finestra cap a inici ja ho decidire jo, ho trobo més comode que per defecte navegui en la mateixa finestra.</text:span></text:p>
      <text:p text:style-name="P31"/>
      <text:p text:style-name="P31"/>
      <text:p text:style-name="P19"><text:span text:style-name="T3">Pàgina de la Unió Europea</text:span> </text:p>
      <text:p text:style-name="P19"/>
      <text:p text:style-name="P5"/>
      <text:p text:style-name="P5"><text:a xlink:type="simple" xlink:href="http://europa.eu/" office:target-frame-name="_blank" xlink:show="new" text:style-name="Internet_20_link" text:visited-style-name="Visited_20_Internet_20_Link"><text:span text:style-name="T8">http://europa.eu</text:span></text:a><text:span text:style-name="T12"> </text:span></text:p>
      <text:p text:style-name="P39"/>
      <text:p text:style-name="P32">Positiu</text:p>
      <text:p text:style-name="P22"/>
      <text:p text:style-name="P23">1- La pàgina és responsive, per tant està adaptat als dispositius mòbils.</text:p>
      <text:p text:style-name="P23"/>
      <text:p text:style-name="P23">2- Disposa de un menu de navegació deplegable, el qual amaga un munt d’informació i ho deixa a disposició del usuari sense carregar massa la web de text i links.</text:p>
      <text:p text:style-name="P23"/>
      <text:p text:style-name="P23">3- Bona organització de la pagina alhora de contenir la seva informació.</text:p>
      <text:p text:style-name="P23"/>
      <text:p text:style-name="P23">4- Et dona l’opció de refusar les cookies.</text:p>
      <text:p text:style-name="P23"/>
      <text:p text:style-name="P23">5- Bona maquetació <text:span text:style-name="T15">i ben formada,</text:span> que els dona un millor posicionament a les cerques de google. </text:p>
      <text:p text:style-name="P9"/>
      <text:p text:style-name="P9"/>
      <text:p text:style-name="P32">Negatiu</text:p>
      <text:p text:style-name="P9"/>
      <text:p text:style-name="P13">1- Informació massa repetitiva, és a dir, la infromació que surten als desplegables, també surt a la part inferios de la pàgina, damunt del footer.</text:p>
      <text:p text:style-name="P13"/>
      <text:p text:style-name="P13">Sugereixo que es simplifiqui en aquest sentit la pàgina i on es repeteix els links i la informació, s’hi col·loqui altres coses i aprofitar l’espai, en el menu de navegació considero que no fa falta utilitzar les opcions com a links, que porten a una pàgina diferent, que dona els mateixos links que la part desplegable. També treuria del menu la part de noticies ja que ja està a la part inferior de la web.</text:p>
      <text:p text:style-name="P13"/>
      <text:p text:style-name="P13">2- En el menu de navegació, els noms <text:s/>són molt llargs, cosa que dona la sensació de estar carregat.</text:p>
      <text:p text:style-name="P13"/>
      <text:p text:style-name="P13">Lo millor és resumir-ho tot a una sola paraula o una frase no més de dos paraules i d’una sola linia, per exemple, “Principios, paises, historia” posaria <text:s/>“Cultura” perquè ja dono per suposat que dones informació respecte als aspectes culturals, simbolics i historics de la unió europea.</text:p>
      <text:p text:style-name="P13"/>
      <text:p text:style-name="P15">3- Els estils de la pàgina són mol bàsiques, hi ha bastant poca col·loració. Estaria be afegir una paleta de colors més elaborada.</text:p>
      <text:p text:style-name="P15"/>
      <text:p text:style-name="P15">4- El sistema de buscador que té <text:span text:style-name="T17">é</text:span>s una mica extrany. Quan busques alguna cosa et troba coses que no sempre te molt a veure. Recomano millorar aquest aspecte i també es podria afegir propostes o resultats previes per indicar que es pot buscar.</text:p>
      <text:p text:style-name="P15"/>
      <text:p text:style-name="P15">5- Esta ple de cookies. <text:span text:style-name="T16">Estaria bé</text:span> treure algunes d’algunes pàgines.</text:p>
      <text:p text:style-name="P10"><text:soft-page-break/></text:p>
      <text:p text:style-name="P10"/>
      <text:p text:style-name="P10"/>
      <text:p text:style-name="P10"/>
      <text:p text:style-name="P10"/>
      <text:p text:style-name="P10"/>
      <text:p text:style-name="P10"/>
      <text:p text:style-name="P9"/>
      <text:p text:style-name="P19"><text:span text:style-name="T3">Pàgina Escola Universitaria Superior de la UdL</text:span> </text:p>
      <text:p text:style-name="P19"/>
      <text:p text:style-name="P5"><text:a xlink:type="simple" xlink:href="http://www.eps.udl.cat/ca/" office:target-frame-name="_blank" xlink:show="new" text:style-name="Internet_20_link" text:visited-style-name="Visited_20_Internet_20_Link"><text:span text:style-name="T9">http://eps.udl.cat/ca</text:span></text:a><text:span text:style-name="T5"> </text:span> </text:p>
      <text:p text:style-name="P5"/>
      <text:p text:style-name="P29"/>
      <text:p text:style-name="P32">Positiu</text:p>
      <text:p text:style-name="P22"/>
      <text:p text:style-name="P25">1- Es tracta d’una pàgina responsive, per tant està adaptat a dispositius mòbils.</text:p>
      <text:p text:style-name="P25"/>
      <text:p text:style-name="P25">2- <text:span text:style-name="T13"><text:s/>Disposa de un menu de navegació deplegable, el qual amaga un munt d’informació i ho deixa a disposició del usuari sense carregar massa la web de text i links.</text:span></text:p>
      <text:p text:style-name="P24"/>
      <text:p text:style-name="P25">3- Bona estructuració de la informació alhora de mostra la seva informació, tenen una secció de noticioes un aside amb informació destacats, com els horaris de les clases o dels examens, concursos, etc.</text:p>
      <text:p text:style-name="P25"/>
      <text:p text:style-name="P25">4- Bona navegació per dins de la web.</text:p>
      <text:p text:style-name="P25"/>
      <text:p text:style-name="P25">5- També es tracta d’una web accessible.</text:p>
      <text:p text:style-name="P9"/>
      <text:p text:style-name="P9"/>
      <text:p text:style-name="P32">Negatiu</text:p>
      <text:p text:style-name="P9"/>
      <text:p text:style-name="P8"/>
      <text:p text:style-name="P16">1- Quan li dones al boto “IDIOMA/LANGUAGE” per canviar a l’español, es treuen les icones que hi són a la web. Estaria bé cercar el problema i solucionar-ho, probablement sigui un error d’enllaços.</text:p>
      <text:p text:style-name="P16"/>
      <text:p text:style-name="P16">2- <text:span text:style-name="T19">El html de la pàgina web està composat purament de etiquetes divs, no conte les etiqueres especials del html 5 com són el footer, header o el aside. Per tant, aixó pot afectar al posicionament en les cerques de google. </text:span></text:p>
      <text:p text:style-name="P16"/>
      <text:p text:style-name="P16">3- <text:span text:style-name="T20">En algunes pàgines les imatge no renderitzen del tot bé i es veuen bastant malament. Pot ser degut a la seva modificació en la seva dimensió original. <text:s/></text:span></text:p>
      <text:p text:style-name="P16"/>
      <text:p text:style-name="P16">4- <text:span text:style-name="T20">El sistema de traducció no funciona bé. Quan o traduieix descoloca tota la maquetació de la web. Sugereixo treure el sistema i fer-lo de nou o directament aplicar un sistema d’internalització.</text:span></text:p>
      <text:p text:style-name="P16"/>
      <text:p text:style-name="P16"/>
      <text:p text:style-name="P16">5- <text:s/><text:span text:style-name="T20">Hi ha molta informació de cop. Podria estar millor organitzat.</text:span></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3T16:59:59.142000000</meta:creation-date>
    <dc:date>2022-09-27T15:29:30.022000000</dc:date>
    <meta:editing-duration>P1DT8H40M21S</meta:editing-duration>
    <meta:editing-cycles>18</meta:editing-cycles>
    <meta:generator>LibreOffice/7.4.0.3$Windows_X86_64 LibreOffice_project/f85e47c08ddd19c015c0114a68350214f7066f5a</meta:generator>
    <meta:document-statistic meta:table-count="0" meta:image-count="0" meta:object-count="0" meta:page-count="4" meta:paragraph-count="80" meta:word-count="1434" meta:character-count="8148" meta:non-whitespace-character-count="6769"/>
  </office:meta>
</office:document-meta>
</file>